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66" draw:textarea-horizontal-align="justify" draw:textarea-vertical-align="middle" draw:auto-grow-height="false" fo:min-height="0.748cm" fo:min-width="11.778cm"/>
    </style:style>
    <style:style style:name="gr2" style:family="graphic" style:parent-style-name="standard">
      <style:graphic-properties draw:fill-color="#ccff66" draw:textarea-horizontal-align="justify" draw:textarea-vertical-align="middle" draw:auto-grow-height="false" fo:min-height="0.747cm" fo:min-width="11.778cm"/>
    </style:style>
    <style:style style:name="gr3" style:family="graphic" style:parent-style-name="standard">
      <style:graphic-properties draw:fill-color="#ccff66" draw:textarea-horizontal-align="justify" draw:textarea-vertical-align="middle" draw:auto-grow-height="false" fo:min-height="1.745cm" fo:min-width="3.593cm"/>
    </style:style>
    <style:style style:name="gr4" style:family="graphic" style:parent-style-name="standard">
      <style:graphic-properties draw:fill-color="#ccff66" draw:textarea-horizontal-align="justify" draw:textarea-vertical-align="middle" draw:auto-grow-height="false" fo:min-height="1.745cm" fo:min-width="3.592cm"/>
    </style:style>
    <style:style style:name="gr5" style:family="graphic" style:parent-style-name="standard">
      <style:graphic-properties draw:fill-color="#ccff66" draw:textarea-horizontal-align="justify" draw:textarea-vertical-align="middle" draw:auto-grow-height="false" fo:min-height="0.947cm" fo:min-width="11.778cm"/>
    </style:style>
    <style:style style:name="gr6" style:family="graphic" style:parent-style-name="standard">
      <style:graphic-properties svg:stroke-width="0.1cm" draw:marker-start-width="0.35cm" draw:marker-end-width="0.35cm" draw:fill="none" draw:fill-color="#ccffcc" draw:textarea-horizontal-align="justify" draw:textarea-vertical-align="middle" draw:auto-grow-height="false" fo:min-height="4.837cm" fo:min-width="11.7cm" fo:padding-top="0.175cm" fo:padding-bottom="0.175cm" fo:padding-left="0.3cm" fo:padding-right="0.3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.95cm" fo:min-width="6.5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95cm" fo:min-width="6.5cm" draw:shadow="hidden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2.35cm" fo:min-width="11.7cm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2.25cm" fo:min-width="3cm"/>
    </style:style>
    <style:style style:name="gr11" style:family="graphic" style:parent-style-name="objectwithoutfill">
      <style:graphic-properties svg:stroke-width="0.05cm" draw:marker-start-width="0.275cm" draw:marker-end="Arrow" draw:marker-end-width="0.375cm" draw:fill="none" draw:fill-color="#cccc99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marker-end="Arrow" draw:marker-end-width="0.3cm" draw:fill="none" draw:fill-color="#cccc99" draw:textarea-vertical-align="middle"/>
    </style:style>
    <style:style style:name="gr13" style:family="graphic" style:parent-style-name="objectwithoutfill">
      <style:graphic-properties svg:stroke-width="0.05cm" draw:marker-start-width="0.275cm" draw:marker-end="Arrow" draw:marker-end-width="0.375cm" draw:fill="none" draw:fill-color="#cccc99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-color="#99ffff" draw:textarea-horizontal-align="justify" draw:textarea-vertical-align="middle" draw:auto-grow-height="false" fo:min-height="0.977cm" fo:min-width="7.5cm"/>
    </style:style>
    <style:style style:name="gr15" style:family="graphic" style:parent-style-name="standard">
      <style:graphic-properties draw:fill-color="#99ffff" draw:textarea-horizontal-align="justify" draw:textarea-vertical-align="middle" draw:auto-grow-height="false" fo:min-height="1.182cm" fo:min-width="7.5cm"/>
    </style:style>
    <style:style style:name="gr16" style:family="graphic" style:parent-style-name="objectwithoutfill">
      <style:graphic-properties draw:stroke="dash" draw:stroke-dash="Dashed_20__28_var_29_" svg:stroke-width="0.1cm" draw:marker-start-width="0.35cm" draw:marker-end="Arrow" draw:marker-end-width="0.45cm" draw:fill="none" draw:fill-color="#cccc99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1.9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1.8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-color="#ccff66"/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ccff66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ccff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style:paragraph-properties fo:text-align="center"/>
      <style:text-properties fo:color="#999999"/>
    </style:style>
    <style:style style:name="P9" style:family="paragraph">
      <loext:graphic-properties draw:fill-color="#ffff66"/>
      <style:paragraph-properties fo:text-align="center"/>
      <style:text-properties fo:color="#999999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="none" draw:fill-color="#cccc99"/>
      <style:paragraph-properties fo:text-align="center"/>
    </style:style>
    <style:style style:name="P12" style:family="paragraph">
      <loext:graphic-properties draw:fill="none" draw:fill-color="#cccc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99ffff"/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99999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glue-point draw:id="4" svg:x="2.798cm" svg:y="-5cm"/>
          <draw:glue-point draw:id="5" svg:x="2.473cm" svg:y="-5cm"/>
          <draw:glue-point draw:id="6" svg:x="2.879cm" svg:y="-5cm"/>
          <draw:glue-point draw:id="7" svg:x="2.55cm" svg:y="-5cm"/>
          <draw:glue-point draw:id="8" svg:x="2.229cm" svg:y="-5cm"/>
          <draw:glue-point draw:id="9" svg:x="1.498cm" svg:y="-5cm"/>
          <draw:glue-point draw:id="10" svg:x="1.043cm" svg:y="-2.6cm" draw:align="center"/>
          <draw:glue-point draw:id="11" svg:x="0.361cm" svg:y="-5cm"/>
          <draw:glue-point draw:id="12" svg:x="0.93cm" svg:y="-5cm"/>
          <draw:glue-point draw:id="13" svg:x="0.442cm" svg:y="-5cm"/>
          <draw:glue-point draw:id="14" svg:x="0.767cm" svg:y="-5cm"/>
          <draw:glue-point draw:id="15" svg:x="0.199cm" svg:y="-5cm"/>
          <draw:glue-point draw:id="16" svg:x="-4.025cm" svg:y="-5cm"/>
          <draw:g>
            <draw:custom-shape draw:style-name="gr1" draw:text-style-name="P2" draw:layer="layout" svg:width="12.278cm" svg:height="0.998cm" svg:x="8.727cm" svg:y="14.5cm">
              <text:p text:style-name="P1">General Reasoning Rul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12.278cm" svg:height="0.997cm" svg:x="8.727cm" svg:y="15.498cm">
              <text:p text:style-name="P1">Extended Reasoning Servic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4.093cm" svg:height="1.995cm" svg:x="8.727cm" svg:y="17.692cm">
              <text:p text:style-name="P1">Speech</text:p>
              <text:p text:style-name="P1">Act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4.092cm" svg:height="1.995cm" svg:x="12.82cm" svg:y="17.692cm">
              <text:p text:style-name="P1">Frames</text:p>
              <text:p text:style-name="P1">(Actions)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4.093cm" svg:height="1.995cm" svg:x="16.912cm" svg:y="17.692cm">
              <text:p text:style-name="P1">Entities</text:p>
              <text:p text:style-name="P1">Individuals</text:p>
              <text:p text:style-name="P1">User Mode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12.278cm" svg:height="1.197cm" svg:x="8.727cm" svg:y="16.495cm">
              <text:p text:style-name="P3"><text:span text:style-name="T1">RDF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" draw:text-style-name="P5" draw:layer="layout" svg:width="12.3cm" svg:height="5.187cm" svg:x="8.695cm" svg:y="14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xml:id="id3" draw:id="id3" draw:layer="layout" svg:width="7cm" svg:height="1.2cm" svg:x="2cm" svg:y="10.4cm">
          <draw:glue-point draw:id="4" svg:x="5cm" svg:y="-2.5cm"/>
          <draw:glue-point draw:id="5" svg:x="5cm" svg:y="2.5cm"/>
          <text:p text:style-name="P6">NL Generation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7cm" svg:height="1.2cm" svg:x="2cm" svg:y="12.3cm">
          <text:p text:style-name="P6">Text To Speech</text:p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7cm" svg:height="1.2cm" svg:x="2cm" svg:y="8.7cm">
          <text:p text:style-name="P8"><text:span text:style-name="T2">Application Ac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" draw:id="id5" draw:layer="layout" svg:width="12.2cm" svg:height="2.6cm" svg:x="8.75cm" svg:y="4.2cm">
          <draw:glue-point draw:id="4" svg:x="-4.508cm" svg:y="5cm"/>
          <draw:glue-point draw:id="5" svg:x="0.778cm" svg:y="5cm"/>
          <draw:glue-point draw:id="6" svg:x="0.204cm" svg:y="5cm"/>
          <text:p text:style-name="P6">Reactive Rules for</text:p>
          <text:p text:style-name="P6">Dialogue Management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" draw:id="id1" draw:layer="layout" svg:width="3.5cm" svg:height="2.5cm" svg:x="10.8cm" svg:y="8.8cm">
          <text:p text:style-name="P6">Action</text:p>
          <text:p text:style-name="P6">Selection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0.8cm" svg:y1="10.05cm" svg:x2="9cm" svg:y2="9.3cm" draw:start-shape="id1" draw:end-shape="id2" svg:d="M10800 10050h-900v-750h-900" svg:viewBox="0 0 1801 751">
          <text:p/>
        </draw:connector>
        <draw:connector draw:style-name="gr11" draw:text-style-name="P11" draw:layer="layout" svg:x1="10.8cm" svg:y1="10.05cm" svg:x2="9cm" svg:y2="10.7cm" draw:start-shape="id1" draw:end-shape="id3" draw:end-glue-point="4" svg:d="M10800 10050h-900v650h-900" svg:viewBox="0 0 1801 651">
          <text:p/>
        </draw:connector>
        <draw:connector draw:style-name="gr12" draw:text-style-name="P11" draw:layer="layout" svg:x1="5.5cm" svg:y1="11.6cm" svg:x2="5.5cm" svg:y2="12.3cm" draw:start-shape="id3" draw:start-glue-point="2" draw:end-shape="id4" draw:end-glue-point="0" svg:d="M5500 11600v700" svg:viewBox="0 0 1 701">
          <text:p/>
        </draw:connector>
        <draw:connector draw:style-name="gr13" draw:text-style-name="P12" draw:layer="layout" svg:x1="9.351cm" svg:y1="6.8cm" svg:x2="12.55cm" svg:y2="8.8cm" draw:start-shape="id5" draw:start-glue-point="4" draw:end-shape="id1" draw:end-glue-point="0" svg:d="M9351 6800v1000h3199v1000" svg:viewBox="0 0 3200 2001">
          <text:p text:style-name="P6"><text:span text:style-name="T3"/></text:p>
        </draw:connector>
        <draw:custom-shape draw:style-name="gr14" draw:text-style-name="P13" xml:id="id9" draw:id="id9" draw:layer="layout" svg:width="8cm" svg:height="1.227cm" svg:x="20.3cm" svg:y="8.8cm">
          <text:p text:style-name="P1">Speech Recognition</text:p>
          <draw:enhanced-geometry svg:viewBox="0 0 21600 21600" draw:type="rectangle" draw:enhanced-path="M 0 0 L 21600 0 21600 21600 0 21600 0 0 Z N"/>
        </draw:custom-shape>
        <draw:custom-shape draw:style-name="gr14" draw:text-style-name="P13" xml:id="id8" draw:id="id8" draw:layer="layout" svg:width="8cm" svg:height="1.227cm" svg:x="20.3cm" svg:y="10.357cm">
          <text:p text:style-name="P1">Application Data</text:p>
          <draw:enhanced-geometry svg:viewBox="0 0 21600 21600" draw:type="rectangle" draw:enhanced-path="M 0 0 L 21600 0 21600 21600 0 21600 0 0 Z N"/>
        </draw:custom-shape>
        <draw:custom-shape draw:style-name="gr15" draw:text-style-name="P13" xml:id="id6" draw:id="id6" draw:layer="layout" svg:width="8cm" svg:height="1.432cm" svg:x="20.3cm" svg:y="11.868cm">
          <text:p text:style-name="P1">Perceptions</text:p>
          <text:p text:style-name="P1">(Preprocessed Sensor Data)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0.3cm" svg:y1="12.584cm" svg:x2="18.394cm" svg:y2="14.5cm" draw:start-shape="id6" draw:start-glue-point="3" draw:end-shape="id7" draw:end-glue-point="6" svg:d="M20300 12584h-1906v1916" svg:viewBox="0 0 1907 1917">
          <text:p/>
        </draw:connector>
        <draw:connector draw:style-name="gr11" draw:text-style-name="P11" draw:layer="layout" svg:x1="20.3cm" svg:y1="10.97cm" svg:x2="17.593cm" svg:y2="14.5cm" draw:start-shape="id8" draw:start-glue-point="3" draw:end-shape="id7" draw:end-glue-point="8" svg:d="M20300 10970h-2707v3530" svg:viewBox="0 0 2708 3531">
          <text:p/>
        </draw:connector>
        <draw:connector draw:style-name="gr13" draw:text-style-name="P11" draw:layer="layout" svg:x1="20.3cm" svg:y1="9.413cm" svg:x2="16.694cm" svg:y2="14.5cm" draw:start-shape="id9" draw:start-glue-point="3" draw:end-shape="id7" draw:end-glue-point="9" svg:d="M20300 9413h-3606v5087" svg:viewBox="0 0 3607 5088">
          <text:p text:style-name="P6"/>
          <text:p text:style-name="P6"><text:span text:style-name="T3">Speech Acts</text:span></text:p>
          <text:p text:style-name="P6"><text:span text:style-name="T3">(underspecified)</text:span></text:p>
          <text:p text:style-name="P6"><text:span text:style-name="T3"/></text:p>
          <text:p text:style-name="P6"><text:span text:style-name="T4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connector>
        <draw:connector draw:style-name="gr16" draw:text-style-name="P11" draw:layer="layout" svg:x1="15.794cm" svg:y1="14.5cm" svg:x2="15.799cm" svg:y2="6.8cm" draw:start-shape="id7" draw:start-glue-point="14" draw:end-shape="id5" draw:end-glue-point="5" svg:d="M15794 14500v-3868h5v-3832" svg:viewBox="0 0 6 7701">
          <text:p text:style-name="P6"/>
          <text:p text:style-name="P6"><text:span text:style-name="T3"><text:s text:c="4"/></text:span><text:span text:style-name="T3"><text:s text:c="4"/></text:span><text:span text:style-name="T3"><text:s text:c="4"/></text:span><text:span text:style-name="T3"><text:s text:c="4"/></text:span><text:span text:style-name="T3"><text:s/></text:span><text:span text:style-name="T3">U</text:span><text:span text:style-name="T3">pd</text:span><text:span text:style-name="T3">at</text:span><text:span text:style-name="T3">es</text:span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connector>
        <draw:connector draw:style-name="gr16" draw:text-style-name="P12" draw:layer="layout" svg:x1="15.098cm" svg:y1="6.8cm" svg:x2="15.094cm" svg:y2="14.5cm" draw:start-shape="id5" draw:start-glue-point="6" draw:end-shape="id7" draw:end-glue-point="15" svg:d="M15098 6800v3832h-4v3868" svg:viewBox="0 0 5 7701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Additional <text:s text:c="17"/></text:span></text:p>
          <text:p text:style-name="P6"><text:span text:style-name="T3">Information <text:s text:c="18"/></text:span></text:p>
        </draw:connector>
        <draw:custom-shape draw:style-name="gr17" draw:text-style-name="P15" draw:layer="layout" svg:width="2.4cm" svg:height="1.6cm" svg:x="9.6cm" svg:y="7cm">
          <text:p text:style-name="P14"><text:span text:style-name="T3">Speech </text:span><text:span text:style-name="T3">Acts</text:span></text:p>
          <text:p text:style-name="P14"><text:span text:style-name="T3">&amp; Actions</text:span></text:p>
          <text:p text:style-name="P14"><text:span text:style-name="T3">(Alternative</text:span><text:span text:style-name="T3">s)</text:span>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svg:x1="9.896cm" svg:y1="14.5cm" svg:x2="9cm" svg:y2="11.3cm" draw:start-shape="id7" draw:start-glue-point="16" draw:end-shape="id3" draw:end-glue-point="5" svg:d="M9896 14500v-3200h-896" svg:viewBox="0 0 897 3201">
          <text:p text:style-name="P16"/>
        </draw:connector>
        <draw:custom-shape draw:style-name="gr18" draw:text-style-name="P17" draw:layer="layout" svg:width="2.3cm" svg:height="0.9cm" svg:x="9.5cm" svg:y="12.3cm">
          <text:p text:style-name="P16"><text:span text:style-name="T3">Generation</text:span></text:p>
          <text:p text:style-name="P16"><text:span text:style-name="T3">Paramet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24:26.096880711</meta:creation-date>
    <dc:date>2015-11-03T11:42:06.486506315</dc:date>
    <meta:editing-duration>PT12M8S</meta:editing-duration>
    <meta:editing-cycles>2</meta:editing-cycles>
    <meta:generator>LibreOffice/4.4.2.2$Linux_X86_64 LibreOffice_project/40m0$Build-2</meta:generator>
    <meta:document-statistic meta:object-count="29"/>
  </office:meta>
</office:document-meta>
</file>